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7" svg:font-family="CMR17"/>
    <style:font-face style:name="Mangal1" svg:font-family="Mangal"/>
    <style:font-face style:name="Times-Roman~18" svg:font-family="Times-Roman~18"/>
    <style:font-face style:name="Times-Roman" svg:font-family="Times-Roman" style:font-family-generic="roman"/>
    <style:font-face style:name="Times-Italic~1b" svg:font-family="Times-Italic~1b" style:font-family-generic="scrip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paragraph-properties style:text-autospace="none"/>
      <style:text-properties fo:font-size="12pt" style:font-size-asian="12pt" style:font-size-complex="12pt"/>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list-style-name="L1"/>
    <style:style style:name="P6" style:family="paragraph" style:parent-style-name="Standard" style:list-style-name="L2"/>
    <style:style style:name="P7" style:family="paragraph" style:parent-style-name="Standard">
      <style:text-properties style:text-underline-style="solid" style:text-underline-width="auto" style:text-underline-color="font-color"/>
    </style:style>
    <style:style style:name="P8" style:family="paragraph" style:parent-style-name="Standard" style:list-style-name="">
      <style:paragraph-properties style:text-autospace="none"/>
    </style:style>
    <style:style style:name="P9" style:family="paragraph" style:parent-style-name="Standard" style:list-style-name="">
      <style:paragraph-properties style:text-autospace="none"/>
      <style:text-properties style:font-name="Times New Roman" fo:font-size="12pt" style:font-size-asian="12pt" style:font-size-complex="12pt"/>
    </style:style>
    <style:style style:name="P10" style:family="paragraph" style:parent-style-name="Standard" style:list-style-name="">
      <style:paragraph-properties fo:text-align="start" style:justify-single-word="false" style:text-autospace="none"/>
      <style:text-properties style:font-name="Times New Roman" fo:font-size="12pt" style:font-name-asian="Times-Roman~18" style:font-size-asian="12pt" style:font-name-complex="Times-Roman~18" style:font-size-complex="12pt"/>
    </style:style>
    <style:style style:name="T1" style:family="text">
      <style:text-properties style:font-name="Times-Roman" style:font-name-asian="Times-Roman" style:font-name-complex="Times-Roman"/>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style:font-name-asian="Times-Italic~1b" style:font-style-asian="italic" style:font-name-complex="Times-Italic~1b" style:font-style-complex="italic"/>
    </style:style>
    <style:style style:name="T5" style:family="text">
      <style:text-properties style:font-name="Times New Roman" fo:font-size="12pt" style:font-size-asian="12pt" style:font-size-complex="12pt"/>
    </style:style>
    <style:style style:name="T6" style:family="text">
      <style:text-properties style:font-name="Times New Roman" fo:font-size="12pt" style:font-name-asian="Times-Roman~18" style:font-size-asian="12pt" style:font-name-complex="Times-Roman~18" style:font-size-complex="12pt"/>
    </style:style>
    <style:style style:name="T7" style:family="text">
      <style:text-properties style:font-name="Times New Roman" fo:font-size="12pt" fo:font-style="italic" style:font-name-asian="Times-Italic~1b" style:font-size-asian="12pt" style:font-style-asian="italic" style:font-name-complex="Times-Italic~1b" style:font-size-complex="12pt" style:font-style-complex="italic"/>
    </style:style>
    <style:style style:name="T8" style:family="text">
      <style:text-properties style:font-name="Times New Roman" fo:font-size="12pt" style:font-name-asian="CMR17" style:font-size-asian="12pt" style:font-name-complex="CMR17" style:font-size-complex="12pt"/>
    </style:style>
    <style:style style:name="T9" style:family="text">
      <style:text-properties style:font-name-asian="Times-Roman~18" style:font-name-complex="Times-Roman~18"/>
    </style:style>
    <style:style style:name="T10" style:family="text">
      <style:text-properties style:font-name-asian="CMR17" style:font-name-complex="CMR1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usammenfassung von „Principles of Dataspace Systems“:</text:p>
      <text:p text:style-name="Standard"/>
      <text:p text:style-name="Standard">Das Paper [1] basiert auf [2], in dem das Konzept von Dataspaces erstmals vorgestellt wurde, und legt spezifische technische Herausforderungen <text:s/>zur Realisierung von Dataspace Support Platforms (DSSPs) im Bezug auf Anfragebeantwortung, Selbstüberprüfung und der Nutzen von menschlicher Aufmerksamkeit um die semantischen Relationen in einem Dataspace zu verbessern.</text:p>
      <text:p text:style-name="Standard">Im Folgenden werden die Ergebnisse der drei Bereiche betrachtet:</text:p>
      <text:p text:style-name="Standard">1. Anfragebeantwortung:</text:p>
      <text:p text:style-name="Standard">Anfragen werden in einer Fülle von verschiedenen Sprachen gestellt. Die meisten Aktivitäten werden wohl mit einer Stichwortanfrage beginnen, doch wird es auch normal sein, Anfragen als Ergebnis eines Formulars zu sehen (was zu Anfragen mit mehreren auswählbaren Prädikaten führt). Sobald ein Benutzer tiefer mit einer bestimmten Datenquelle interagiert, wird das zu mehr komplexen Anfragen führen. Sofern es nicht explizit angegeben ist, ist es üblich, dass der Benutzer davon ausgeht, dass eine Anfrage alle relevanten Daten im Dataspace betrachtet, ungeachtet welchem Datenmodell oder Schema diese zugrunde liegen. Auch wenn eine Anfrage an eine Datenquelle gerichtet ist, wird daher implizit erwartet, dass das System Daten von anderen Quellen ebenso betrachtet. Will man zusätzliche Antworten, werden daher Transformationen sowohl beim Schema als auch beim Datenmodell notwendig sein.</text:p>
      <text:p text:style-name="Standard"/>
      <text:p text:style-name="Standard">Antworten zu Anfragen an ein Dataspace unterscheiden sich von traditionellen Anfragen in mehrerer Hinsicht. Im dritten Kapitel wurden die Herausforderungen dieser analysiert:</text:p>
      <text:p text:style-name="P4"/>
      <text:p text:style-name="Standard"><text:span text:style-name="T2">Ranking:</text:span> Antworten werden typischerweise nach Wichtigkeit sortiert ähnlich wie bei einer Web-</text:p>
      <text:p text:style-name="Standard">Suchmaschine. Ranking ist notwendig nicht nur für Stichwortsuchen, sondern auch für strukturierte Anfragen, wenn Übergänge zu anderen Datenquellen approximiert werden sollen.</text:p>
      <text:p text:style-name="P4"/>
      <text:p text:style-name="Standard"><text:span text:style-name="T2">Heterogenität:</text:span> Antworten werden von vielen Quellen kommen und werden sich im Datenmodell und Schema unterscheiden. Das Ranking muss zudem mit Heterogenität umgehen können.</text:p>
      <text:p text:style-name="Standard"/>
      <text:p text:style-name="Standard"><text:span text:style-name="T2">Quellen als Antworten:</text:span> Zusätzlich zu Basiselementen (z.B. Dokumente oder Tupels) kann ein DSSP auch Quellen zurückgeben, d.h. Zeiger zu Orte, wo weitere Antworten gefunden werden können.</text:p>
      <text:p text:style-name="Standard"/>
      <text:p text:style-name="Standard"><text:span text:style-name="T2">Iteration:</text:span> Die Interaktion mit einem Dataspace lässt sich normalerweise nicht darauf beschränken, dass eine einzelne Anfrage gestellt wird und darauf eine Antwort geliefert wird. Stattdessen wird sich der Benutzer einen Prozess zur Informationsfindung durchschreiten, in dem es für ihn notwendig sein wird eine Sequenz von Anfragen zu stellen, wobei jede Anfrage auf der vorherigen basiert und verfeinert oder modifiziert wird. <text:s/></text:p>
      <text:p text:style-name="Standard"/>
      <text:p text:style-name="Standard"><text:span text:style-name="T2">Reflexion:</text:span> Es wird erwartet, dass ein DSSP über die Vollständigkeit ihrer Abdeckung und die Genauigkeit ihrer Daten als Teil ihrer Antworten reflektiert.</text:p>
      <text:p text:style-name="Standard"/>
      <text:p text:style-name="Standard">Als ersten Schritt diesen Herausfoerungen zu begegnen, <text:s/>ist die Bildung von formalen Modellen. Der Autor schlägt deshalb fünf Richtliníen vor:</text:p>
      <text:p text:style-name="Standard"/>
      <text:list xml:id="list7874576549917534117" text:style-name="L1">
        <text:list-item>
          <text:p text:style-name="P5">Die Entwicklung eines formalen Modells um die Anfragebeantwortung in Dataspaces zu untersuchen.</text:p>
        </text:list-item>
        <text:list-item>
          <text:p text:style-name="P5">Die Entwicklung einer intuitiven Semantik zur Beantwortung einer Anfrage, die vorangegangene Anfragen berücksichtigt.</text:p>
        </text:list-item>
        <text:list-item>
          <text:p text:style-name="P5">Die Entwicklung eines Modells für Aufgaben zur Informationsgewinnung, die eine Sequenz von Operationen auf den unteren Ebenen miteinschließt.</text:p>
        </text:list-item>
        <text:list-item>
          <text:p text:style-name="P5">Die Entwicklung von Algorithmen, die die Datenquellen danach sortieren, je nachdem wie wahrscheinlich diese die Frage beantworten können. Die Algorithmen sollen dabei auf Basis <text:soft-page-break/>einer Stichwortsuche und einer großen Sammlung von Datenquellen operieren.</text:p>
        </text:list-item>
        <text:list-item>
          <text:p text:style-name="P5">Die Entwicklung von Methoden um Antworten, die von vielen heterogenen Quellen bezogen wurden nach Wichtigkeit zu sortieren (sogar wenn semantische Mappings vorhanden sind). </text:p>
        </text:list-item>
      </text:list>
      <text:p text:style-name="Standard"/>
      <text:p text:style-name="Standard">Die Autoren beschäftigten sich auch mit den Problemen der Antwortbeschaffung. Auch hier wurden einige Leitsätze entwickelt:</text:p>
      <text:p text:style-name="Standard"/>
      <text:list xml:id="list8535005475450054611" text:style-name="L2">
        <text:list-item>
          <text:p text:style-name="P6">Die Entwicklung von Methoden zur Beantwortung von Anfragen über viele Quellen, die sich nicht einzig auf das Anwenden von einer Menge von korrekten semantischen Mappings stützen.</text:p>
        </text:list-item>
        <text:list-item>
          <text:p text:style-name="P6">Die Entwicklung von Techniken zur Beantwortung von Anfragen, die auf den folgenden Ideen basieren, oder als Kombination davon:</text:p>
          <text:p text:style-name="P6"><text:s/>- Anwendung von einigen approximierten oder ungewissen Mappings. Die erhaltenen <text:s text:c="7"/>Antworten werden darauf miteinander verglichen.</text:p>
          <text:p text:style-name="P6">- Anwendung von Techniken von Stichwortsuchen um Daten oder Konstanten zu erhalten, die in Instanz-Mappings verwendet werden können.</text:p>
          <text:p text:style-name="P6">- Untersuchung von vorangegangen Anfragen und die Antworten, die von Datenquellen im Dataspace erhalten wurden. Daraus soll versucht werden, Rückschlüsse über Mappings zwischen den Datenquellen zu ziehen.</text:p>
        </text:list-item>
        <text:list-item>
          <text:p text:style-name="P6">Die Entwicklung eines formellen Modells um semantische Mappings zu approximieren und um die Genauigkeit der erhaltenen Antworten mit diesen zu messen.</text:p>
        </text:list-item>
        <text:list-item>
          <text:p text:style-name="P6">Die Entwicklung von automatischen best-effort Methoden um eine Anfrage von einer Datenmenge in eine andere zu transferieren. Dabei ist davon auszugehen, dass die zwei Datenmengen dieselbe Terminologie verwenden, allerdings in verschiedenen Datenmodellen vorliegen.</text:p>
        </text:list-item>
      </text:list>
      <text:p text:style-name="Standard"/>
      <text:p text:style-name="Standard">Im 4. Kapitel wird Introspektion in Dataspaces untersucht. Introspektion bezeichnet hierbei die Fähigkeit eines Dataspaces, Annahmen und Ungewissheiten von Antworten zu erkennen und deren Herkunft zu spezifizieren. Im Gegensatz zu traditionellen Datenbanken ist für ein Dataspace Introspektion nicht nur eine nette Eigenschaft, sondern eine Notwendigkeit.</text:p>
      <text:p text:style-name="Standard">Introspektion muss in einem Dataspace möglich sein über die drei stark miteinander verwandten Kenngrößen Herkunft (Lineage), Ungewissheit (Uncertainty) und Inkosistenz (Inconsistency). Deshalb spricht man bei einem Dataspace auch von LUI-Introspektion:</text:p>
      <text:p text:style-name="Standard"/>
      <text:p text:style-name="P4">Ungewisse Datenkanken:</text:p>
      <text:p text:style-name="Standard">Ungewissheit entsteht in Anwendungen für Datenmanagement, da der genaue Zustand der (Daten-)welt nicht bekannt ist. Das Ziel einer ungewissen Datenbank ist eine Menge von möglichen Zuständen der Welt darzustellen. Üblicherweise werden diese Zustände als <text:span text:style-name="T3">mögliche Welten</text:span> bezeichnet. Jede mögliche Welt repräsentiert einen kompletten möglichen Zustand der Datenbank. Zur Deklaration dieser Zustände wurden einige Formalismen entwickelt [3,4,5,6,7,8]. Formalismen wären z.B. a-tuples, x-tuples und c-tables.</text:p>
      <text:p text:style-name="P4">Inkonsistenz bei Datenbanken:</text:p>
      <text:p text:style-name="Standard">Inkonsistente Datenbanken sind dazu da Situationen zu behandeln, bei denen die Datenbank widersprüchliche Daten enthält. Ein Beispiel dafür wäre, wenn es zwei unterschiedliche Werte des Monatslohns eines Arbeitnehmers gibt, wobei jeder Wert von unterschiedlichen Quellen kommt. Die Grundidee um dieses Problem zu lösen ist die Betrachtung der möglichen Repairs (Reparaturen). Ein Repair ist eine minimale Veränderung, so dass die Datenbank konsistent wird. In der Regel gibt es mehrere Möglichkeiten, weshalb eine Datenbank mehrere Repairs besitzt. Das ist der Grund für die nahe Verwandtschaft zwischen Ungewissheit und Inkonsistenz. Inkonsistenz kann als Ungewissheit interpretiert werden. Als Ungewissheit darüber, welcher von den widersprüchlichen Werten korrekt ist. <text:s/></text:p>
      <text:p text:style-name="Standard">Modellierung von Datenherkunft:</text:p>
      <text:p text:style-name="Standard"><text:soft-page-break/>Die Herkunft eines Tupels berichtet darüber, wie das Tupel als Mitglied einer bestimmten Datenmenge abgeleitet wurde. Es wird zwischen interner und externer Herkunft unterschieden. Interne Herkunft trifft auf Tupel von einer Anfrageantwort zu – die Herkunft spezifiziert wie ein Tupel von anderen Tupels in einer Datenbank abgeleitet wurde. Externe Herkunft bezieht sich auf Tupels, die in einer Datenbank eingetragen wurden, die Herkunft bezieht sich auf die externen Quellen oder Prozesse wodurch die Tupels eingetragen worden sind.</text:p>
      <text:p text:style-name="Standard"/>
      <text:p text:style-name="Standard"/>
      <text:p text:style-name="Standard"/>
      <text:p text:style-name="Standard"><text:s/></text:p>
      <text:p text:style-name="Standard"/>
      <text:p text:style-name="Standard">[1] „Principles of Dataspace Systems“</text:p>
      <text:p text:style-name="Standard">[2] From Databases to Dataspaces - A New Abstraction for Information Management</text:p>
      <text:p text:style-name="Standard">[3]<text:span text:style-name="T5"> </text:span><text:span text:style-name="T6">S. Abiteboul, R. Hull, and V. Vianu. </text:span><text:span text:style-name="T7">Foundations of Databases</text:span><text:span text:style-name="T6">.</text:span></text:p>
      <text:p text:style-name="P9"><text:span text:style-name="T9">Addison-Wesley, 1995.</text:span></text:p>
      <text:p text:style-name="P9"><text:span text:style-name="T9">[4] D. Barbar´a, H. Garcia-Molina, and D. Porter. The Management</text:span></text:p>
      <text:p text:style-name="P9"><text:span text:style-name="T9">of Probabilistic Data. </text:span><text:span text:style-name="T4">IEEE Trans. Knowl. Data Eng.</text:span><text:span text:style-name="T9">, 1992.</text:span></text:p>
      <text:p text:style-name="P9"><text:span text:style-name="T9">[5] A. Das Sarma, O. Benjelloun, A. Halevy, and J. Widom.</text:span></text:p>
      <text:p text:style-name="P10">Working Models for Uncertain Data (to appear). In <text:span text:style-name="T4">Proc. of</text:span></text:p>
      <text:p text:style-name="P9"><text:span text:style-name="T4">ICDE</text:span><text:span text:style-name="T9">, April 2006.</text:span></text:p>
      <text:p text:style-name="P9"><text:span text:style-name="T9">[6] G. Grahne. Dependency Satisfaction in Databases with</text:span></text:p>
      <text:p text:style-name="P9"><text:span text:style-name="T9">Incomplete Information. In </text:span><text:span text:style-name="T4">Proc. of VLDB</text:span><text:span text:style-name="T9">, 1984.</text:span></text:p>
      <text:p text:style-name="P9"><text:span text:style-name="T9">[7] T. Imielinski and W. Lipski Jr. Incomplete Information in</text:span></text:p>
      <text:p text:style-name="P9"><text:span text:style-name="T9">Relational Databases. </text:span><text:span text:style-name="T4">Journal of the ACM</text:span><text:span text:style-name="T9">, 1984.</text:span></text:p>
      <text:p text:style-name="P9"><text:span text:style-name="T9">[8] L. V. S. Lakshmanan, N. Leone, R. Ross, and V.S.</text:span></text:p>
      <text:p text:style-name="P10">Subrahmanian. ProbView: A Flexible Probabilistic Database</text:p>
      <text:p text:style-name="P9"><text:span text:style-name="T9">System. </text:span><text:span text:style-name="T4">ACM TODS</text:span><text:span text:style-name="T9">, 1997.</text:span></text:p>
      <text:p text:style-name="P8"><text:span text:style-name="T6">[9] </text:span><text:span text:style-name="T8">CONDITIONAL TABLES, </text:span><text:span text:style-name="T10">Gösta Grahne, <text:s/></text:span></text:p>
      <text:p text:style-name="Standard"/>
      <text:p text:style-name="P2">„<text:span text:style-name="T1">Hence, when a user poses a query in</text:span></text:p>
      <text:p text:style-name="P1">terms of some schema of a particular source (e.g., elds in a</text:p>
      <text:p text:style-name="P1">form), the expectation is that the system still try to obtain data</text:p>
      <text:p text:style-name="P3"><text:span text:style-name="T1">from other sources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7" svg:font-family="CMR17"/>
    <style:font-face style:name="Mangal1" svg:font-family="Mangal"/>
    <style:font-face style:name="Times-Roman~18" svg:font-family="Times-Roman~18"/>
    <style:font-face style:name="Times-Roman" svg:font-family="Times-Roman" style:font-family-generic="roman"/>
    <style:font-face style:name="Times-Italic~1b" svg:font-family="Times-Italic~1b" style:font-family-generic="scrip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10-15T19:30:18.08</meta:creation-date>
    <dc:date>2015-11-01T22:02:24.20</dc:date>
    <dc:creator>David Goeth</dc:creator>
    <meta:editing-duration>P1DT19H22M22S</meta:editing-duration>
    <meta:editing-cycles>87</meta:editing-cycles>
    <meta:generator>OpenOffice/4.1.1$Win32 OpenOffice.org_project/411m6$Build-9775</meta:generator>
    <meta:document-statistic meta:table-count="0" meta:image-count="0" meta:object-count="0" meta:page-count="3" meta:paragraph-count="56" meta:word-count="1170" meta:character-count="8551"/>
  </office:meta>
</office:document-meta>
</file>